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027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2026_20_Forcas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2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3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3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6 Forca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Historical Season Shift based on 2025</text:p>
          </table:table-cell>
          <table:table-cell table:style-name="ce1" table:number-columns-repeated="2"/>
          <table:table-cell table:style-name="ce3" office:value-type="percentage" office:value="1.394" calcext:value-type="percentage">
            <text:p>139.40%</text:p>
          </table:table-cell>
          <table:table-cell table:style-name="ce3" office:value-type="percentage" office:value="5.7527" calcext:value-type="percentage">
            <text:p>575.27%</text:p>
          </table:table-cell>
          <table:table-cell table:style-name="ce3" office:value-type="percentage" office:value="1.7268" calcext:value-type="percentage">
            <text:p>172.68%</text:p>
          </table:table-cell>
          <table:table-cell table:style-name="ce3" office:value-type="percentage" office:value="0.9685" calcext:value-type="percentage">
            <text:p>96.85%</text:p>
          </table:table-cell>
          <table:table-cell table:style-name="ce3" office:value-type="percentage" office:value="0.6251" calcext:value-type="percentage">
            <text:p>62.51%</text:p>
          </table:table-cell>
          <table:table-cell table:style-name="ce3" office:value-type="percentage" office:value="0.7465" calcext:value-type="percentage">
            <text:p>74.65%</text:p>
          </table:table-cell>
          <table:table-cell table:style-name="ce3" office:value-type="percentage" office:value="0.9185" calcext:value-type="percentage">
            <text:p>91.85%</text:p>
          </table:table-cell>
          <table:table-cell table:style-name="ce3" office:value-type="percentage" office:value="0.7026" calcext:value-type="percentage">
            <text:p>70.26%</text:p>
          </table:table-cell>
          <table:table-cell table:style-name="ce3" office:value-type="percentage" office:value="1.2114" calcext:value-type="percentage">
            <text:p>121.14%</text:p>
          </table:table-cell>
          <table:table-cell table:style-name="ce3" office:value-type="percentage" office:value="1.1447" calcext:value-type="percentage">
            <text:p>114.47%</text:p>
          </table:table-cell>
          <table:table-cell table:style-name="ce3" office:value-type="percentage" office:value="0.4191" calcext:value-type="percentage">
            <text:p>41.91%</text:p>
          </table:table-cell>
          <table:table-cell table:style-name="ce1" office:value-type="string" calcext:value-type="string">
            <text:p>2026 Total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/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ec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urnover Gross</text:p>
          </table:table-cell>
          <table:table-cell table:style-name="ce1"/>
          <table:table-cell table:style-name="ce8" table:formula="of:=54323.6" office:value-type="currency" office:currency="GBP" office:value="54323.6" calcext:value-type="currency">
            <office:annotation draw:style-name="gr1" draw:text-style-name="P2" svg:width="9.899cm" svg:height="1.508cm" svg:x="11.373cm" svg:y="2.349cm" draw:caption-point-x="-0.406cm" draw:caption-point-y="-0.81cm">
              <dc:date>2026-02-13T00:00:00</dc:date>
              <text:p text:style-name="P1"><text:span text:style-name="T1">Actual Turnover</text:span></text:p>
              <text:p text:style-name="P1"><text:span text:style-name="T1"><text:tab/></text:span><text:span text:style-name="T1">-Wayne Theisinger</text:span></text:p>
            </office:annotation>
            <text:p>£54,323.60</text:p>
          </table:table-cell>
          <table:table-cell table:style-name="ce8" table:formula="of:=[.C4]*[.D1]" office:value-type="currency" office:currency="GBP" office:value="75727.0984" calcext:value-type="currency">
            <text:p>£75,727.10</text:p>
          </table:table-cell>
          <table:table-cell table:style-name="ce8" table:formula="of:=[.D4]*[.E1]" office:value-type="currency" office:currency="GBP" office:value="435635.27896568" calcext:value-type="currency">
            <text:p>£435,635.28</text:p>
          </table:table-cell>
          <table:table-cell table:style-name="ce8" table:formula="of:=[.E4]*[.F1]" office:value-type="currency" office:currency="GBP" office:value="752254.999717936" calcext:value-type="currency">
            <text:p>£752,255.00</text:p>
          </table:table-cell>
          <table:table-cell table:style-name="ce8" table:formula="of:=[.F4]*[.G1]" office:value-type="currency" office:currency="GBP" office:value="728558.967226821" calcext:value-type="currency">
            <text:p>£728,558.97</text:p>
          </table:table-cell>
          <table:table-cell table:style-name="ce8" table:formula="of:=[.G4]*[.H1]" office:value-type="currency" office:currency="GBP" office:value="455422.210413486" calcext:value-type="currency">
            <text:p>£455,422.21</text:p>
          </table:table-cell>
          <table:table-cell table:style-name="ce8" table:formula="of:=[.H4]*[.I1]" office:value-type="currency" office:currency="GBP" office:value="339972.680073667" calcext:value-type="currency">
            <text:p>£339,972.68</text:p>
          </table:table-cell>
          <table:table-cell table:style-name="ce8" table:formula="of:=[.I4]*[.J1]" office:value-type="currency" office:currency="GBP" office:value="312264.906647663" calcext:value-type="currency">
            <text:p>£312,264.91</text:p>
          </table:table-cell>
          <table:table-cell table:style-name="ce8" table:formula="of:=[.J4]*[.K1]" office:value-type="currency" office:currency="GBP" office:value="219397.323410648" calcext:value-type="currency">
            <text:p>£219,397.32</text:p>
          </table:table-cell>
          <table:table-cell table:style-name="ce8" table:formula="of:=[.K4]*[.L1]" office:value-type="currency" office:currency="GBP" office:value="265777.917579659" calcext:value-type="currency">
            <text:p>£265,777.92</text:p>
          </table:table-cell>
          <table:table-cell table:style-name="ce8" table:formula="of:=[.L4]*[.M1]" office:value-type="currency" office:currency="GBP" office:value="304235.982253436" calcext:value-type="currency">
            <text:p>£304,235.98</text:p>
          </table:table-cell>
          <table:table-cell table:style-name="ce8" table:formula="of:=[.M4]*[.N1]" office:value-type="currency" office:currency="GBP" office:value="127505.300162415" calcext:value-type="currency">
            <text:p>£127,505.30</text:p>
          </table:table-cell>
          <table:table-cell table:style-name="ce9" table:formula="of:=SUM([.C4:.N4])" office:value-type="currency" office:currency="GBP" office:value="4071076.26485141" calcext:value-type="currency">
            <text:p>£4,071,076.26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Turnover Net</text:p>
          </table:table-cell>
          <table:table-cell/>
          <table:table-cell table:style-name="ce9" table:formula="of:=[.C4]/1.2" office:value-type="currency" office:currency="GBP" office:value="45269.6666666667" calcext:value-type="currency">
            <text:p>£45,269.67</text:p>
          </table:table-cell>
          <table:table-cell table:style-name="ce9" table:formula="of:=[.D4]/1.2" office:value-type="currency" office:currency="GBP" office:value="63105.9153333333" calcext:value-type="currency">
            <text:p>£63,105.92</text:p>
          </table:table-cell>
          <table:table-cell table:style-name="ce9" table:formula="of:=[.E4]/1.2" office:value-type="currency" office:currency="GBP" office:value="363029.399138067" calcext:value-type="currency">
            <text:p>£363,029.40</text:p>
          </table:table-cell>
          <table:table-cell table:style-name="ce9" table:formula="of:=[.F4]/1.2" office:value-type="currency" office:currency="GBP" office:value="626879.166431613" calcext:value-type="currency">
            <text:p>£626,879.17</text:p>
          </table:table-cell>
          <table:table-cell table:style-name="ce9" table:formula="of:=[.G4]/1.2" office:value-type="currency" office:currency="GBP" office:value="607132.472689018" calcext:value-type="currency">
            <text:p>£607,132.47</text:p>
          </table:table-cell>
          <table:table-cell table:style-name="ce9" table:formula="of:=[.H4]/1.2" office:value-type="currency" office:currency="GBP" office:value="379518.508677905" calcext:value-type="currency">
            <text:p>£379,518.51</text:p>
          </table:table-cell>
          <table:table-cell table:style-name="ce9" table:formula="of:=[.I4]/1.2" office:value-type="currency" office:currency="GBP" office:value="283310.566728056" calcext:value-type="currency">
            <text:p>£283,310.57</text:p>
          </table:table-cell>
          <table:table-cell table:style-name="ce9" table:formula="of:=[.J4]/1.2" office:value-type="currency" office:currency="GBP" office:value="260220.75553972" calcext:value-type="currency">
            <text:p>£260,220.76</text:p>
          </table:table-cell>
          <table:table-cell table:style-name="ce9" table:formula="of:=[.K4]/1.2" office:value-type="currency" office:currency="GBP" office:value="182831.102842207" calcext:value-type="currency">
            <text:p>£182,831.10</text:p>
          </table:table-cell>
          <table:table-cell table:style-name="ce9" table:formula="of:=[.L4]/1.2" office:value-type="currency" office:currency="GBP" office:value="221481.59798305" calcext:value-type="currency">
            <text:p>£221,481.60</text:p>
          </table:table-cell>
          <table:table-cell table:style-name="ce9" table:formula="of:=[.M4]/1.2" office:value-type="currency" office:currency="GBP" office:value="253529.985211197" calcext:value-type="currency">
            <text:p>£253,529.99</text:p>
          </table:table-cell>
          <table:table-cell table:style-name="ce9" table:formula="of:=[.N4]/1.2" office:value-type="currency" office:currency="GBP" office:value="106254.416802013" calcext:value-type="currency">
            <text:p>£106,254.42</text:p>
          </table:table-cell>
          <table:table-cell table:style-name="ce9" table:formula="of:=[.O4]/1.2" office:value-type="currency" office:currency="GBP" office:value="3392563.55404284" calcext:value-type="currency">
            <text:p>£3,392,563.5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Cost of sales</text:p>
          </table:table-cell>
          <table:table-cell/>
          <table:table-cell table:style-name="ce9" table:formula="of:=[.C6]*0.57" office:value-type="currency" office:currency="GBP" office:value="25803.71" calcext:value-type="currency">
            <text:p>£25,803.71</text:p>
          </table:table-cell>
          <table:table-cell table:style-name="ce9" table:formula="of:=[.D6]*0.57" office:value-type="currency" office:currency="GBP" office:value="35970.37174" calcext:value-type="currency">
            <text:p>£35,970.37</text:p>
          </table:table-cell>
          <table:table-cell table:style-name="ce9" table:formula="of:=[.E6]*0.57" office:value-type="currency" office:currency="GBP" office:value="206926.757508698" calcext:value-type="currency">
            <text:p>£206,926.76</text:p>
          </table:table-cell>
          <table:table-cell table:style-name="ce9" table:formula="of:=[.F6]*0.57" office:value-type="currency" office:currency="GBP" office:value="357321.12486602" calcext:value-type="currency">
            <text:p>£357,321.12</text:p>
          </table:table-cell>
          <table:table-cell table:style-name="ce9" table:formula="of:=[.G6]*0.57" office:value-type="currency" office:currency="GBP" office:value="346065.50943274" calcext:value-type="currency">
            <text:p>£346,065.51</text:p>
          </table:table-cell>
          <table:table-cell table:style-name="ce9" table:formula="of:=[.H6]*0.57" office:value-type="currency" office:currency="GBP" office:value="216325.549946406" calcext:value-type="currency">
            <text:p>£216,325.55</text:p>
          </table:table-cell>
          <table:table-cell table:style-name="ce9" table:formula="of:=[.I6]*0.57" office:value-type="currency" office:currency="GBP" office:value="161487.023034992" calcext:value-type="currency">
            <text:p>£161,487.02</text:p>
          </table:table-cell>
          <table:table-cell table:style-name="ce9" table:formula="of:=[.J6]*0.57" office:value-type="currency" office:currency="GBP" office:value="148325.83065764" calcext:value-type="currency">
            <text:p>£148,325.83</text:p>
          </table:table-cell>
          <table:table-cell table:style-name="ce9" table:formula="of:=[.K6]*0.57" office:value-type="currency" office:currency="GBP" office:value="104213.728620058" calcext:value-type="currency">
            <text:p>£104,213.73</text:p>
          </table:table-cell>
          <table:table-cell table:style-name="ce9" table:formula="of:=[.L6]*0.57" office:value-type="currency" office:currency="GBP" office:value="126244.510850338" calcext:value-type="currency">
            <text:p>£126,244.51</text:p>
          </table:table-cell>
          <table:table-cell table:style-name="ce9" table:formula="of:=[.M6]*0.57" office:value-type="currency" office:currency="GBP" office:value="144512.091570382" calcext:value-type="currency">
            <text:p>£144,512.09</text:p>
          </table:table-cell>
          <table:table-cell table:style-name="ce9" table:formula="of:=[.N6]*0.57" office:value-type="currency" office:currency="GBP" office:value="60565.0175771472" calcext:value-type="currency">
            <text:p>£60,565.02</text:p>
          </table:table-cell>
          <table:table-cell table:style-name="ce9" table:formula="of:=SUM([.C8:.N8])" office:value-type="currency" office:currency="GBP" office:value="1933761.22580442" calcext:value-type="currency">
            <text:p>£1,933,761.2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Gross Profit</text:p>
          </table:table-cell>
          <table:table-cell/>
          <table:table-cell table:style-name="ce9" table:formula="of:=[.C6]-[.C8]" office:value-type="currency" office:currency="GBP" office:value="19465.9566666667" calcext:value-type="currency">
            <text:p>£19,465.96</text:p>
          </table:table-cell>
          <table:table-cell table:style-name="ce9" table:formula="of:=[.D6]-[.D8]" office:value-type="currency" office:currency="GBP" office:value="27135.5435933333" calcext:value-type="currency">
            <text:p>£27,135.54</text:p>
          </table:table-cell>
          <table:table-cell table:style-name="ce9" table:formula="of:=[.E6]-[.E8]" office:value-type="currency" office:currency="GBP" office:value="156102.641629369" calcext:value-type="currency">
            <text:p>£156,102.64</text:p>
          </table:table-cell>
          <table:table-cell table:style-name="ce9" table:formula="of:=[.F6]-[.F8]" office:value-type="currency" office:currency="GBP" office:value="269558.041565594" calcext:value-type="currency">
            <text:p>£269,558.04</text:p>
          </table:table-cell>
          <table:table-cell table:style-name="ce9" table:formula="of:=[.G6]-[.G8]" office:value-type="currency" office:currency="GBP" office:value="261066.963256278" calcext:value-type="currency">
            <text:p>£261,066.96</text:p>
          </table:table-cell>
          <table:table-cell table:style-name="ce9" table:formula="of:=[.H6]-[.H8]" office:value-type="currency" office:currency="GBP" office:value="163192.958731499" calcext:value-type="currency">
            <text:p>£163,192.96</text:p>
          </table:table-cell>
          <table:table-cell table:style-name="ce9" table:formula="of:=[.I6]-[.I8]" office:value-type="currency" office:currency="GBP" office:value="121823.543693064" calcext:value-type="currency">
            <text:p>£121,823.54</text:p>
          </table:table-cell>
          <table:table-cell table:style-name="ce9" table:formula="of:=[.J6]-[.J8]" office:value-type="currency" office:currency="GBP" office:value="111894.924882079" calcext:value-type="currency">
            <text:p>£111,894.92</text:p>
          </table:table-cell>
          <table:table-cell table:style-name="ce9" table:formula="of:=[.K6]-[.K8]" office:value-type="currency" office:currency="GBP" office:value="78617.374222149" calcext:value-type="currency">
            <text:p>£78,617.37</text:p>
          </table:table-cell>
          <table:table-cell table:style-name="ce9" table:formula="of:=[.L6]-[.L8]" office:value-type="currency" office:currency="GBP" office:value="95237.0871327113" calcext:value-type="currency">
            <text:p>£95,237.09</text:p>
          </table:table-cell>
          <table:table-cell table:style-name="ce9" table:formula="of:=[.M6]-[.M8]" office:value-type="currency" office:currency="GBP" office:value="109017.893640815" calcext:value-type="currency">
            <text:p>£109,017.89</text:p>
          </table:table-cell>
          <table:table-cell table:style-name="ce9" table:formula="of:=[.N6]-[.N8]" office:value-type="currency" office:currency="GBP" office:value="45689.3992248654" calcext:value-type="currency">
            <text:p>£45,689.40</text:p>
          </table:table-cell>
          <table:table-cell table:style-name="ce9" table:formula="of:=SUM([.C10:.N10])" office:value-type="currency" office:currency="GBP" office:value="1458802.32823842" calcext:value-type="currency">
            <text:p>£1,458,802.33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ther costs of sales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office:annotation draw:style-name="gr2" draw:text-style-name="P2" svg:width="9.899cm" svg:height="2.619cm" svg:x="6.424cm" svg:y="6.8cm" draw:caption-point-x="-0.407cm" draw:caption-point-y="-0.81cm">
              <dc:date>2026-02-13T00:00:00</dc:date>
              <text:p text:style-name="P1"><text:span text:style-name="T1">We should base on previous month actual turnover plus historic seasonal shift based on 2025 figures.</text:span></text:p>
              <text:p text:style-name="P1"><text:span text:style-name="T1"/></text:p>
              <text:p text:style-name="P1"><text:span text:style-name="T1">Maintaining a ROAS of above 6% ideally above 8%</text:span></text:p>
              <text:p text:style-name="P1"><text:span text:style-name="T1"><text:tab/></text:span><text:span text:style-name="T1">-Wayne Theisinger</text:span></text:p>
            </office:annotation>
            <text:p>Marketing Budget Managed 10%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ogle Adwords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9" table:formula="of:=[.C$23]*[.$B14]" office:value-type="currency" office:currency="GBP" office:value="1901.326" calcext:value-type="currency">
            <text:p>£1,901.33</text:p>
          </table:table-cell>
          <table:table-cell table:style-name="ce9" table:formula="of:=[.D$23]*[.$B14]" office:value-type="currency" office:currency="GBP" office:value="2650.448444" calcext:value-type="currency">
            <text:p>£2,650.45</text:p>
          </table:table-cell>
          <table:table-cell table:style-name="ce9" table:formula="of:=[.E$23]*[.$B14]" office:value-type="currency" office:currency="GBP" office:value="15247.2347637988" calcext:value-type="currency">
            <text:p>£15,247.23</text:p>
          </table:table-cell>
          <table:table-cell table:style-name="ce9" table:formula="of:=[.F$23]*[.$B14]" office:value-type="currency" office:currency="GBP" office:value="26328.9249901278" calcext:value-type="currency">
            <text:p>£26,328.92</text:p>
          </table:table-cell>
          <table:table-cell table:style-name="ce9" table:formula="of:=[.G$23]*[.$B14]" office:value-type="currency" office:currency="GBP" office:value="25499.5638529387" calcext:value-type="currency">
            <text:p>£25,499.56</text:p>
          </table:table-cell>
          <table:table-cell table:style-name="ce9" table:formula="of:=[.H$23]*[.$B14]" office:value-type="currency" office:currency="GBP" office:value="15939.777364472" calcext:value-type="currency">
            <text:p>£15,939.78</text:p>
          </table:table-cell>
          <table:table-cell table:style-name="ce9" table:formula="of:=[.I$23]*[.$B14]" office:value-type="currency" office:currency="GBP" office:value="11899.0438025784" calcext:value-type="currency">
            <text:p>£11,899.04</text:p>
          </table:table-cell>
          <table:table-cell table:style-name="ce9" table:formula="of:=[.J$23]*[.$B14]" office:value-type="currency" office:currency="GBP" office:value="10929.2717326682" calcext:value-type="currency">
            <text:p>£10,929.27</text:p>
          </table:table-cell>
          <table:table-cell table:style-name="ce9" table:formula="of:=[.K$23]*[.$B14]" office:value-type="currency" office:currency="GBP" office:value="7678.90631937269" calcext:value-type="currency">
            <text:p>£7,678.91</text:p>
          </table:table-cell>
          <table:table-cell table:style-name="ce9" table:formula="of:=[.L$23]*[.$B14]" office:value-type="currency" office:currency="GBP" office:value="9302.22711528808" calcext:value-type="currency">
            <text:p>£9,302.23</text:p>
          </table:table-cell>
          <table:table-cell table:style-name="ce9" table:formula="of:=[.M$23]*[.$B14]" office:value-type="currency" office:currency="GBP" office:value="10648.2593788703" calcext:value-type="currency">
            <text:p>£10,648.26</text:p>
          </table:table-cell>
          <table:table-cell table:style-name="ce9" table:formula="of:=[.N$23]*[.$B14]" office:value-type="currency" office:currency="GBP" office:value="4462.68550568453" calcext:value-type="currency">
            <text:p>£4,462.69</text:p>
          </table:table-cell>
          <table:table-cell table:style-name="ce9" table:formula="of:=SUM([.C14:.N14])" office:value-type="currency" office:currency="GBP" office:value="142487.669269799" calcext:value-type="currency">
            <text:p>£142,487.6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 paid media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9" table:formula="of:=[.C$23]*[.$B15]" office:value-type="currency" office:currency="GBP" office:value="543.236" calcext:value-type="currency">
            <text:p>£543.24</text:p>
          </table:table-cell>
          <table:table-cell table:style-name="ce9" table:formula="of:=[.D$23]*[.$B15]" office:value-type="currency" office:currency="GBP" office:value="757.270984" calcext:value-type="currency">
            <text:p>£757.27</text:p>
          </table:table-cell>
          <table:table-cell table:style-name="ce9" table:formula="of:=[.E$23]*[.$B15]" office:value-type="currency" office:currency="GBP" office:value="4356.3527896568" calcext:value-type="currency">
            <text:p>£4,356.35</text:p>
          </table:table-cell>
          <table:table-cell table:style-name="ce9" table:formula="of:=[.F$23]*[.$B15]" office:value-type="currency" office:currency="GBP" office:value="7522.54999717936" calcext:value-type="currency">
            <text:p>£7,522.55</text:p>
          </table:table-cell>
          <table:table-cell table:style-name="ce9" table:formula="of:=[.G$23]*[.$B15]" office:value-type="currency" office:currency="GBP" office:value="7285.58967226821" calcext:value-type="currency">
            <text:p>£7,285.59</text:p>
          </table:table-cell>
          <table:table-cell table:style-name="ce9" table:formula="of:=[.H$23]*[.$B15]" office:value-type="currency" office:currency="GBP" office:value="4554.22210413486" calcext:value-type="currency">
            <text:p>£4,554.22</text:p>
          </table:table-cell>
          <table:table-cell table:style-name="ce9" table:formula="of:=[.I$23]*[.$B15]" office:value-type="currency" office:currency="GBP" office:value="3399.72680073667" calcext:value-type="currency">
            <text:p>£3,399.73</text:p>
          </table:table-cell>
          <table:table-cell table:style-name="ce9" table:formula="of:=[.J$23]*[.$B15]" office:value-type="currency" office:currency="GBP" office:value="3122.64906647663" calcext:value-type="currency">
            <text:p>£3,122.65</text:p>
          </table:table-cell>
          <table:table-cell table:style-name="ce9" table:formula="of:=[.K$23]*[.$B15]" office:value-type="currency" office:currency="GBP" office:value="2193.97323410648" calcext:value-type="currency">
            <text:p>£2,193.97</text:p>
          </table:table-cell>
          <table:table-cell table:style-name="ce9" table:formula="of:=[.L$23]*[.$B15]" office:value-type="currency" office:currency="GBP" office:value="2657.77917579659" calcext:value-type="currency">
            <text:p>£2,657.78</text:p>
          </table:table-cell>
          <table:table-cell table:style-name="ce9" table:formula="of:=[.M$23]*[.$B15]" office:value-type="currency" office:currency="GBP" office:value="3042.35982253436" calcext:value-type="currency">
            <text:p>£3,042.36</text:p>
          </table:table-cell>
          <table:table-cell table:style-name="ce9" table:formula="of:=[.N$23]*[.$B15]" office:value-type="currency" office:currency="GBP" office:value="1275.05300162415" calcext:value-type="currency">
            <text:p>£1,275.05</text:p>
          </table:table-cell>
          <table:table-cell table:style-name="ce9" table:formula="of:=SUM([.C15:.N15])" office:value-type="currency" office:currency="GBP" office:value="40710.7626485141" calcext:value-type="currency">
            <text:p>£40,710.7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rketplace costs</text:p>
          </table:table-cell>
          <table:table-cell table:style-name="ce4" office:value-type="percentage" office:value="0.12" calcext:value-type="percentage">
            <office:annotation draw:style-name="gr3" draw:text-style-name="P2" svg:width="9.899cm" svg:height="1.507cm" svg:x="8.898cm" svg:y="8.261cm" draw:caption-point-x="-0.406cm" draw:caption-point-y="-0.811cm">
              <dc:date>2026-02-13T00:00:00</dc:date>
              <text:p text:style-name="P1"><text:span text:style-name="T1">Not sure this is right - go through with Andrew</text:span></text:p>
              <text:p text:style-name="P1"><text:span text:style-name="T1"><text:tab/></text:span><text:span text:style-name="T1">-Wayne Theisinger</text:span></text:p>
            </office:annotation>
            <text:p>12.00%</text:p>
          </table:table-cell>
          <table:table-cell table:style-name="ce9" table:formula="of:=[.C$23]*[.$B16]" office:value-type="currency" office:currency="GBP" office:value="651.8832" calcext:value-type="currency">
            <text:p>£651.88</text:p>
          </table:table-cell>
          <table:table-cell table:style-name="ce9" table:formula="of:=[.D$23]*[.$B16]" office:value-type="currency" office:currency="GBP" office:value="908.7251808" calcext:value-type="currency">
            <text:p>£908.73</text:p>
          </table:table-cell>
          <table:table-cell table:style-name="ce9" table:formula="of:=[.E$23]*[.$B16]" office:value-type="currency" office:currency="GBP" office:value="5227.62334758816" calcext:value-type="currency">
            <text:p>£5,227.62</text:p>
          </table:table-cell>
          <table:table-cell table:style-name="ce9" table:formula="of:=[.F$23]*[.$B16]" office:value-type="currency" office:currency="GBP" office:value="9027.05999661523" calcext:value-type="currency">
            <text:p>£9,027.06</text:p>
          </table:table-cell>
          <table:table-cell table:style-name="ce9" table:formula="of:=[.G$23]*[.$B16]" office:value-type="currency" office:currency="GBP" office:value="8742.70760672185" calcext:value-type="currency">
            <text:p>£8,742.71</text:p>
          </table:table-cell>
          <table:table-cell table:style-name="ce9" table:formula="of:=[.H$23]*[.$B16]" office:value-type="currency" office:currency="GBP" office:value="5465.06652496183" calcext:value-type="currency">
            <text:p>£5,465.07</text:p>
          </table:table-cell>
          <table:table-cell table:style-name="ce9" table:formula="of:=[.I$23]*[.$B16]" office:value-type="currency" office:currency="GBP" office:value="4079.67216088401" calcext:value-type="currency">
            <text:p>£4,079.67</text:p>
          </table:table-cell>
          <table:table-cell table:style-name="ce9" table:formula="of:=[.J$23]*[.$B16]" office:value-type="currency" office:currency="GBP" office:value="3747.17887977196" calcext:value-type="currency">
            <text:p>£3,747.18</text:p>
          </table:table-cell>
          <table:table-cell table:style-name="ce9" table:formula="of:=[.K$23]*[.$B16]" office:value-type="currency" office:currency="GBP" office:value="2632.76788092778" calcext:value-type="currency">
            <text:p>£2,632.77</text:p>
          </table:table-cell>
          <table:table-cell table:style-name="ce9" table:formula="of:=[.L$23]*[.$B16]" office:value-type="currency" office:currency="GBP" office:value="3189.33501095591" calcext:value-type="currency">
            <text:p>£3,189.34</text:p>
          </table:table-cell>
          <table:table-cell table:style-name="ce9" table:formula="of:=[.M$23]*[.$B16]" office:value-type="currency" office:currency="GBP" office:value="3650.83178704123" calcext:value-type="currency">
            <text:p>£3,650.83</text:p>
          </table:table-cell>
          <table:table-cell table:style-name="ce9" table:formula="of:=[.N$23]*[.$B16]" office:value-type="currency" office:currency="GBP" office:value="1530.06360194898" calcext:value-type="currency">
            <text:p>£1,530.06</text:p>
          </table:table-cell>
          <table:table-cell table:style-name="ce9" table:formula="of:=SUM([.C16:.N16])" office:value-type="currency" office:currency="GBP" office:value="48852.915178217" calcext:value-type="currency">
            <text:p>£48,852.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eo and AI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9" table:formula="of:=[.C$23]*[.$B17]" office:value-type="currency" office:currency="GBP" office:value="651.8832" calcext:value-type="currency">
            <text:p>£651.88</text:p>
          </table:table-cell>
          <table:table-cell table:style-name="ce9" table:formula="of:=[.D$23]*[.$B17]" office:value-type="currency" office:currency="GBP" office:value="908.7251808" calcext:value-type="currency">
            <text:p>£908.73</text:p>
          </table:table-cell>
          <table:table-cell table:style-name="ce9" table:formula="of:=[.E$23]*[.$B17]" office:value-type="currency" office:currency="GBP" office:value="5227.62334758816" calcext:value-type="currency">
            <text:p>£5,227.62</text:p>
          </table:table-cell>
          <table:table-cell table:style-name="ce9" table:formula="of:=[.F$23]*[.$B17]" office:value-type="currency" office:currency="GBP" office:value="9027.05999661523" calcext:value-type="currency">
            <text:p>£9,027.06</text:p>
          </table:table-cell>
          <table:table-cell table:style-name="ce9" table:formula="of:=[.G$23]*[.$B17]" office:value-type="currency" office:currency="GBP" office:value="8742.70760672185" calcext:value-type="currency">
            <text:p>£8,742.71</text:p>
          </table:table-cell>
          <table:table-cell table:style-name="ce9" table:formula="of:=[.H$23]*[.$B17]" office:value-type="currency" office:currency="GBP" office:value="5465.06652496183" calcext:value-type="currency">
            <text:p>£5,465.07</text:p>
          </table:table-cell>
          <table:table-cell table:style-name="ce9" table:formula="of:=[.I$23]*[.$B17]" office:value-type="currency" office:currency="GBP" office:value="4079.67216088401" calcext:value-type="currency">
            <text:p>£4,079.67</text:p>
          </table:table-cell>
          <table:table-cell table:style-name="ce9" table:formula="of:=[.J$23]*[.$B17]" office:value-type="currency" office:currency="GBP" office:value="3747.17887977196" calcext:value-type="currency">
            <text:p>£3,747.18</text:p>
          </table:table-cell>
          <table:table-cell table:style-name="ce9" table:formula="of:=[.K$23]*[.$B17]" office:value-type="currency" office:currency="GBP" office:value="2632.76788092778" calcext:value-type="currency">
            <text:p>£2,632.77</text:p>
          </table:table-cell>
          <table:table-cell table:style-name="ce9" table:formula="of:=[.L$23]*[.$B17]" office:value-type="currency" office:currency="GBP" office:value="3189.33501095591" calcext:value-type="currency">
            <text:p>£3,189.34</text:p>
          </table:table-cell>
          <table:table-cell table:style-name="ce9" table:formula="of:=[.M$23]*[.$B17]" office:value-type="currency" office:currency="GBP" office:value="3650.83178704123" calcext:value-type="currency">
            <text:p>£3,650.83</text:p>
          </table:table-cell>
          <table:table-cell table:style-name="ce9" table:formula="of:=[.N$23]*[.$B17]" office:value-type="currency" office:currency="GBP" office:value="1530.06360194898" calcext:value-type="currency">
            <text:p>£1,530.06</text:p>
          </table:table-cell>
          <table:table-cell table:style-name="ce9" table:formula="of:=SUM([.C17:.N17])" office:value-type="currency" office:currency="GBP" office:value="48852.915178217" calcext:value-type="currency">
            <text:p>£48,852.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ffiliate Channel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9" table:formula="of:=[.C$23]*[.$B18]" office:value-type="currency" office:currency="GBP" office:value="434.5888" calcext:value-type="currency">
            <text:p>£434.59</text:p>
          </table:table-cell>
          <table:table-cell table:style-name="ce9" table:formula="of:=[.D$23]*[.$B18]" office:value-type="currency" office:currency="GBP" office:value="605.8167872" calcext:value-type="currency">
            <text:p>£605.82</text:p>
          </table:table-cell>
          <table:table-cell table:style-name="ce9" table:formula="of:=[.E$23]*[.$B18]" office:value-type="currency" office:currency="GBP" office:value="3485.08223172544" calcext:value-type="currency">
            <text:p>£3,485.08</text:p>
          </table:table-cell>
          <table:table-cell table:style-name="ce9" table:formula="of:=[.F$23]*[.$B18]" office:value-type="currency" office:currency="GBP" office:value="6018.03999774349" calcext:value-type="currency">
            <text:p>£6,018.04</text:p>
          </table:table-cell>
          <table:table-cell table:style-name="ce9" table:formula="of:=[.G$23]*[.$B18]" office:value-type="currency" office:currency="GBP" office:value="5828.47173781457" calcext:value-type="currency">
            <text:p>£5,828.47</text:p>
          </table:table-cell>
          <table:table-cell table:style-name="ce9" table:formula="of:=[.H$23]*[.$B18]" office:value-type="currency" office:currency="GBP" office:value="3643.37768330789" calcext:value-type="currency">
            <text:p>£3,643.38</text:p>
          </table:table-cell>
          <table:table-cell table:style-name="ce9" table:formula="of:=[.I$23]*[.$B18]" office:value-type="currency" office:currency="GBP" office:value="2719.78144058934" calcext:value-type="currency">
            <text:p>£2,719.78</text:p>
          </table:table-cell>
          <table:table-cell table:style-name="ce9" table:formula="of:=[.J$23]*[.$B18]" office:value-type="currency" office:currency="GBP" office:value="2498.11925318131" calcext:value-type="currency">
            <text:p>£2,498.12</text:p>
          </table:table-cell>
          <table:table-cell table:style-name="ce9" table:formula="of:=[.K$23]*[.$B18]" office:value-type="currency" office:currency="GBP" office:value="1755.17858728519" calcext:value-type="currency">
            <text:p>£1,755.18</text:p>
          </table:table-cell>
          <table:table-cell table:style-name="ce9" table:formula="of:=[.L$23]*[.$B18]" office:value-type="currency" office:currency="GBP" office:value="2126.22334063728" calcext:value-type="currency">
            <text:p>£2,126.22</text:p>
          </table:table-cell>
          <table:table-cell table:style-name="ce9" table:formula="of:=[.M$23]*[.$B18]" office:value-type="currency" office:currency="GBP" office:value="2433.88785802749" calcext:value-type="currency">
            <text:p>£2,433.89</text:p>
          </table:table-cell>
          <table:table-cell table:style-name="ce9" table:formula="of:=[.N$23]*[.$B18]" office:value-type="currency" office:currency="GBP" office:value="1020.04240129932" calcext:value-type="currency">
            <text:p>£1,020.04</text:p>
          </table:table-cell>
          <table:table-cell table:style-name="ce9" table:formula="of:=SUM([.C18:.N18])" office:value-type="currency" office:currency="GBP" office:value="32568.6101188113" calcext:value-type="currency">
            <text:p>£32,568.6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R &amp; Influencer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9" table:formula="of:=[.C$23]*[.$B19]" office:value-type="currency" office:currency="GBP" office:value="543.236" calcext:value-type="currency">
            <text:p>£543.24</text:p>
          </table:table-cell>
          <table:table-cell table:style-name="ce9" table:formula="of:=[.D$23]*[.$B19]" office:value-type="currency" office:currency="GBP" office:value="757.270984" calcext:value-type="currency">
            <text:p>£757.27</text:p>
          </table:table-cell>
          <table:table-cell table:style-name="ce9" table:formula="of:=[.E$23]*[.$B19]" office:value-type="currency" office:currency="GBP" office:value="4356.3527896568" calcext:value-type="currency">
            <text:p>£4,356.35</text:p>
          </table:table-cell>
          <table:table-cell table:style-name="ce9" table:formula="of:=[.F$23]*[.$B19]" office:value-type="currency" office:currency="GBP" office:value="7522.54999717936" calcext:value-type="currency">
            <text:p>£7,522.55</text:p>
          </table:table-cell>
          <table:table-cell table:style-name="ce9" table:formula="of:=[.G$23]*[.$B19]" office:value-type="currency" office:currency="GBP" office:value="7285.58967226821" calcext:value-type="currency">
            <text:p>£7,285.59</text:p>
          </table:table-cell>
          <table:table-cell table:style-name="ce9" table:formula="of:=[.H$23]*[.$B19]" office:value-type="currency" office:currency="GBP" office:value="4554.22210413486" calcext:value-type="currency">
            <text:p>£4,554.22</text:p>
          </table:table-cell>
          <table:table-cell table:style-name="ce9" table:formula="of:=[.I$23]*[.$B19]" office:value-type="currency" office:currency="GBP" office:value="3399.72680073667" calcext:value-type="currency">
            <text:p>£3,399.73</text:p>
          </table:table-cell>
          <table:table-cell table:style-name="ce9" table:formula="of:=[.J$23]*[.$B19]" office:value-type="currency" office:currency="GBP" office:value="3122.64906647663" calcext:value-type="currency">
            <text:p>£3,122.65</text:p>
          </table:table-cell>
          <table:table-cell table:style-name="ce9" table:formula="of:=[.K$23]*[.$B19]" office:value-type="currency" office:currency="GBP" office:value="2193.97323410648" calcext:value-type="currency">
            <text:p>£2,193.97</text:p>
          </table:table-cell>
          <table:table-cell table:style-name="ce9" table:formula="of:=[.L$23]*[.$B19]" office:value-type="currency" office:currency="GBP" office:value="2657.77917579659" calcext:value-type="currency">
            <text:p>£2,657.78</text:p>
          </table:table-cell>
          <table:table-cell table:style-name="ce9" table:formula="of:=[.M$23]*[.$B19]" office:value-type="currency" office:currency="GBP" office:value="3042.35982253436" calcext:value-type="currency">
            <text:p>£3,042.36</text:p>
          </table:table-cell>
          <table:table-cell table:style-name="ce9" table:formula="of:=[.N$23]*[.$B19]" office:value-type="currency" office:currency="GBP" office:value="1275.05300162415" calcext:value-type="currency">
            <text:p>£1,275.05</text:p>
          </table:table-cell>
          <table:table-cell table:style-name="ce9" table:formula="of:=SUM([.C19:.N19])" office:value-type="currency" office:currency="GBP" office:value="40710.7626485141" calcext:value-type="currency">
            <text:p>£40,710.7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RO and Email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ce9" table:formula="of:=[.C$23]*[.$B20]" office:value-type="currency" office:currency="GBP" office:value="325.9416" calcext:value-type="currency">
            <text:p>£325.94</text:p>
          </table:table-cell>
          <table:table-cell table:style-name="ce9" table:formula="of:=[.D$23]*[.$B20]" office:value-type="currency" office:currency="GBP" office:value="454.3625904" calcext:value-type="currency">
            <text:p>£454.36</text:p>
          </table:table-cell>
          <table:table-cell table:style-name="ce9" table:formula="of:=[.E$23]*[.$B20]" office:value-type="currency" office:currency="GBP" office:value="2613.81167379408" calcext:value-type="currency">
            <text:p>£2,613.81</text:p>
          </table:table-cell>
          <table:table-cell table:style-name="ce9" table:formula="of:=[.F$23]*[.$B20]" office:value-type="currency" office:currency="GBP" office:value="4513.52999830762" calcext:value-type="currency">
            <text:p>£4,513.53</text:p>
          </table:table-cell>
          <table:table-cell table:style-name="ce9" table:formula="of:=[.G$23]*[.$B20]" office:value-type="currency" office:currency="GBP" office:value="4371.35380336093" calcext:value-type="currency">
            <text:p>£4,371.35</text:p>
          </table:table-cell>
          <table:table-cell table:style-name="ce9" table:formula="of:=[.H$23]*[.$B20]" office:value-type="currency" office:currency="GBP" office:value="2732.53326248092" calcext:value-type="currency">
            <text:p>£2,732.53</text:p>
          </table:table-cell>
          <table:table-cell table:style-name="ce9" table:formula="of:=[.I$23]*[.$B20]" office:value-type="currency" office:currency="GBP" office:value="2039.836080442" calcext:value-type="currency">
            <text:p>£2,039.84</text:p>
          </table:table-cell>
          <table:table-cell table:style-name="ce9" table:formula="of:=[.J$23]*[.$B20]" office:value-type="currency" office:currency="GBP" office:value="1873.58943988598" calcext:value-type="currency">
            <text:p>£1,873.59</text:p>
          </table:table-cell>
          <table:table-cell table:style-name="ce9" table:formula="of:=[.K$23]*[.$B20]" office:value-type="currency" office:currency="GBP" office:value="1316.38394046389" calcext:value-type="currency">
            <text:p>£1,316.38</text:p>
          </table:table-cell>
          <table:table-cell table:style-name="ce9" table:formula="of:=[.L$23]*[.$B20]" office:value-type="currency" office:currency="GBP" office:value="1594.66750547796" calcext:value-type="currency">
            <text:p>£1,594.67</text:p>
          </table:table-cell>
          <table:table-cell table:style-name="ce9" table:formula="of:=[.M$23]*[.$B20]" office:value-type="currency" office:currency="GBP" office:value="1825.41589352062" calcext:value-type="currency">
            <text:p>£1,825.42</text:p>
          </table:table-cell>
          <table:table-cell table:style-name="ce9" table:formula="of:=[.N$23]*[.$B20]" office:value-type="currency" office:currency="GBP" office:value="765.031800974491" calcext:value-type="currency">
            <text:p>£765.03</text:p>
          </table:table-cell>
          <table:table-cell table:style-name="ce9" table:formula="of:=SUM([.C20:.N20])" office:value-type="currency" office:currency="GBP" office:value="24426.4575891085" calcext:value-type="currency">
            <text:p>£24,426.4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ocial Media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9" table:formula="of:=[.C$23]*[.$B21]" office:value-type="currency" office:currency="GBP" office:value="271.618" calcext:value-type="currency">
            <text:p>£271.62</text:p>
          </table:table-cell>
          <table:table-cell table:style-name="ce9" table:formula="of:=[.D$23]*[.$B21]" office:value-type="currency" office:currency="GBP" office:value="378.635492" calcext:value-type="currency">
            <text:p>£378.64</text:p>
          </table:table-cell>
          <table:table-cell table:style-name="ce9" table:formula="of:=[.E$23]*[.$B21]" office:value-type="currency" office:currency="GBP" office:value="2178.1763948284" calcext:value-type="currency">
            <text:p>£2,178.18</text:p>
          </table:table-cell>
          <table:table-cell table:style-name="ce9" table:formula="of:=[.F$23]*[.$B21]" office:value-type="currency" office:currency="GBP" office:value="3761.27499858968" calcext:value-type="currency">
            <text:p>£3,761.27</text:p>
          </table:table-cell>
          <table:table-cell table:style-name="ce9" table:formula="of:=[.G$23]*[.$B21]" office:value-type="currency" office:currency="GBP" office:value="3642.79483613411" calcext:value-type="currency">
            <text:p>£3,642.79</text:p>
          </table:table-cell>
          <table:table-cell table:style-name="ce9" table:formula="of:=[.H$23]*[.$B21]" office:value-type="currency" office:currency="GBP" office:value="2277.11105206743" calcext:value-type="currency">
            <text:p>£2,277.11</text:p>
          </table:table-cell>
          <table:table-cell table:style-name="ce9" table:formula="of:=[.I$23]*[.$B21]" office:value-type="currency" office:currency="GBP" office:value="1699.86340036834" calcext:value-type="currency">
            <text:p>£1,699.86</text:p>
          </table:table-cell>
          <table:table-cell table:style-name="ce9" table:formula="of:=[.J$23]*[.$B21]" office:value-type="currency" office:currency="GBP" office:value="1561.32453323832" calcext:value-type="currency">
            <text:p>£1,561.32</text:p>
          </table:table-cell>
          <table:table-cell table:style-name="ce9" table:formula="of:=[.K$23]*[.$B21]" office:value-type="currency" office:currency="GBP" office:value="1096.98661705324" calcext:value-type="currency">
            <text:p>£1,096.99</text:p>
          </table:table-cell>
          <table:table-cell table:style-name="ce9" table:formula="of:=[.L$23]*[.$B21]" office:value-type="currency" office:currency="GBP" office:value="1328.8895878983" calcext:value-type="currency">
            <text:p>£1,328.89</text:p>
          </table:table-cell>
          <table:table-cell table:style-name="ce9" table:formula="of:=[.M$23]*[.$B21]" office:value-type="currency" office:currency="GBP" office:value="1521.17991126718" calcext:value-type="currency">
            <text:p>£1,521.18</text:p>
          </table:table-cell>
          <table:table-cell table:style-name="ce9" table:formula="of:=[.N$23]*[.$B21]" office:value-type="currency" office:currency="GBP" office:value="637.526500812076" calcext:value-type="currency">
            <text:p>£637.53</text:p>
          </table:table-cell>
          <table:table-cell table:style-name="ce9" table:formula="of:=SUM([.C21:.N21])" office:value-type="currency" office:currency="GBP" office:value="20355.3813242571" calcext:value-type="currency">
            <text:p>£20,355.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style-name="ce5" office:value-type="percentage" office:value="0.02" calcext:value-type="percentage">
            <text:p>2%</text:p>
          </table:table-cell>
          <table:table-cell table:style-name="ce9" table:formula="of:=[.C$23]*[.$B22]" office:value-type="currency" office:currency="GBP" office:value="108.6472" calcext:value-type="currency">
            <text:p>£108.65</text:p>
          </table:table-cell>
          <table:table-cell table:style-name="ce9" table:formula="of:=[.D$23]*[.$B22]" office:value-type="currency" office:currency="GBP" office:value="151.4541968" calcext:value-type="currency">
            <text:p>£151.45</text:p>
          </table:table-cell>
          <table:table-cell table:style-name="ce9" table:formula="of:=[.E$23]*[.$B22]" office:value-type="currency" office:currency="GBP" office:value="871.27055793136" calcext:value-type="currency">
            <text:p>£871.27</text:p>
          </table:table-cell>
          <table:table-cell table:style-name="ce9" table:formula="of:=[.F$23]*[.$B22]" office:value-type="currency" office:currency="GBP" office:value="1504.50999943587" calcext:value-type="currency">
            <text:p>£1,504.51</text:p>
          </table:table-cell>
          <table:table-cell table:style-name="ce9" table:formula="of:=[.G$23]*[.$B22]" office:value-type="currency" office:currency="GBP" office:value="1457.11793445364" calcext:value-type="currency">
            <text:p>£1,457.12</text:p>
          </table:table-cell>
          <table:table-cell table:style-name="ce9" table:formula="of:=[.H$23]*[.$B22]" office:value-type="currency" office:currency="GBP" office:value="910.844420826972" calcext:value-type="currency">
            <text:p>£910.84</text:p>
          </table:table-cell>
          <table:table-cell table:style-name="ce9" table:formula="of:=[.I$23]*[.$B22]" office:value-type="currency" office:currency="GBP" office:value="679.945360147335" calcext:value-type="currency">
            <text:p>£679.95</text:p>
          </table:table-cell>
          <table:table-cell table:style-name="ce9" table:formula="of:=[.J$23]*[.$B22]" office:value-type="currency" office:currency="GBP" office:value="624.529813295327" calcext:value-type="currency">
            <text:p>£624.53</text:p>
          </table:table-cell>
          <table:table-cell table:style-name="ce9" table:formula="of:=[.K$23]*[.$B22]" office:value-type="currency" office:currency="GBP" office:value="438.794646821297" calcext:value-type="currency">
            <text:p>£438.79</text:p>
          </table:table-cell>
          <table:table-cell table:style-name="ce9" table:formula="of:=[.L$23]*[.$B22]" office:value-type="currency" office:currency="GBP" office:value="531.555835159319" calcext:value-type="currency">
            <text:p>£531.56</text:p>
          </table:table-cell>
          <table:table-cell table:style-name="ce9" table:formula="of:=[.M$23]*[.$B22]" office:value-type="currency" office:currency="GBP" office:value="608.471964506872" calcext:value-type="currency">
            <text:p>£608.47</text:p>
          </table:table-cell>
          <table:table-cell table:style-name="ce9" table:formula="of:=[.N$23]*[.$B22]" office:value-type="currency" office:currency="GBP" office:value="255.01060032483" calcext:value-type="currency">
            <text:p>£255.01</text:p>
          </table:table-cell>
          <table:table-cell table:style-name="ce9" table:formula="of:=SUM([.C22:.N22])" office:value-type="currency" office:currency="GBP" office:value="8142.15252970283" calcext:value-type="currency">
            <text:p>£8,142.15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6" table:formula="of:=SUM([.B14:.B22])" office:value-type="percentage" office:value="1" calcext:value-type="percentage">
            <text:p>100.00%</text:p>
          </table:table-cell>
          <table:table-cell table:style-name="ce10" table:formula="of:=[.C4]*0.1" office:value-type="currency" office:currency="GBP" office:value="5432.36" calcext:value-type="currency">
            <text:p>£5,432.36</text:p>
          </table:table-cell>
          <table:table-cell table:style-name="ce12" table:formula="of:=([.C4]*[.D1])*0.1" office:value-type="currency" office:currency="GBP" office:value="7572.70984" calcext:value-type="currency">
            <text:p>£7,572.71</text:p>
          </table:table-cell>
          <table:table-cell table:style-name="ce12" table:formula="of:=([.D4]*[.E1])*0.1" office:value-type="currency" office:currency="GBP" office:value="43563.527896568" calcext:value-type="currency">
            <text:p>£43,563.53</text:p>
          </table:table-cell>
          <table:table-cell table:style-name="ce12" table:formula="of:=([.E4]*[.F1])*0.1" office:value-type="currency" office:currency="GBP" office:value="75225.4999717936" calcext:value-type="currency">
            <text:p>£75,225.50</text:p>
          </table:table-cell>
          <table:table-cell table:style-name="ce12" table:formula="of:=([.F4]*[.G1])*0.1" office:value-type="currency" office:currency="GBP" office:value="72855.8967226821" calcext:value-type="currency">
            <text:p>£72,855.90</text:p>
          </table:table-cell>
          <table:table-cell table:style-name="ce12" table:formula="of:=([.G4]*[.H1])*0.1" office:value-type="currency" office:currency="GBP" office:value="45542.2210413486" calcext:value-type="currency">
            <text:p>£45,542.22</text:p>
          </table:table-cell>
          <table:table-cell table:style-name="ce12" table:formula="of:=([.H4]*[.I1])*0.1" office:value-type="currency" office:currency="GBP" office:value="33997.2680073667" calcext:value-type="currency">
            <text:p>£33,997.27</text:p>
          </table:table-cell>
          <table:table-cell table:style-name="ce12" table:formula="of:=([.I4]*[.J1])*0.1" office:value-type="currency" office:currency="GBP" office:value="31226.4906647663" calcext:value-type="currency">
            <text:p>£31,226.49</text:p>
          </table:table-cell>
          <table:table-cell table:style-name="ce12" table:formula="of:=([.J4]*[.K1])*0.1" office:value-type="currency" office:currency="GBP" office:value="21939.7323410648" calcext:value-type="currency">
            <text:p>£21,939.73</text:p>
          </table:table-cell>
          <table:table-cell table:style-name="ce12" table:formula="of:=([.K4]*[.L1])*0.1" office:value-type="currency" office:currency="GBP" office:value="26577.7917579659" calcext:value-type="currency">
            <text:p>£26,577.79</text:p>
          </table:table-cell>
          <table:table-cell table:style-name="ce12" table:formula="of:=([.L4]*[.M1])*0.1" office:value-type="currency" office:currency="GBP" office:value="30423.5982253436" calcext:value-type="currency">
            <text:p>£30,423.60</text:p>
          </table:table-cell>
          <table:table-cell table:style-name="ce12" table:formula="of:=([.M4]*[.N1])*0.1" office:value-type="currency" office:currency="GBP" office:value="12750.5300162415" calcext:value-type="currency">
            <text:p>£12,750.53</text:p>
          </table:table-cell>
          <table:table-cell table:style-name="ce12" table:formula="of:=SUM([.C23:.N23])" office:value-type="currency" office:currency="GBP" office:value="407107.626485141" calcext:value-type="currency">
            <text:p>£407,107.63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utgoing freiight</text:p>
          </table:table-cell>
          <table:table-cell/>
          <table:table-cell table:style-name="ce9" table:formula="of:=[.C6]*0.1" office:value-type="currency" office:currency="GBP" office:value="4526.96666666667" calcext:value-type="currency">
            <text:p>£4,526.97</text:p>
          </table:table-cell>
          <table:table-cell table:style-name="ce9" table:formula="of:=[.D6]*0.1" office:value-type="currency" office:currency="GBP" office:value="6310.59153333333" calcext:value-type="currency">
            <text:p>£6,310.59</text:p>
          </table:table-cell>
          <table:table-cell table:style-name="ce9" table:formula="of:=[.E6]*0.1" office:value-type="currency" office:currency="GBP" office:value="36302.9399138067" calcext:value-type="currency">
            <text:p>£36,302.94</text:p>
          </table:table-cell>
          <table:table-cell table:style-name="ce9" table:formula="of:=[.F6]*0.1" office:value-type="currency" office:currency="GBP" office:value="62687.9166431613" calcext:value-type="currency">
            <text:p>£62,687.92</text:p>
          </table:table-cell>
          <table:table-cell table:style-name="ce9" table:formula="of:=[.G6]*0.1" office:value-type="currency" office:currency="GBP" office:value="60713.2472689018" calcext:value-type="currency">
            <text:p>£60,713.25</text:p>
          </table:table-cell>
          <table:table-cell table:style-name="ce9" table:formula="of:=[.H6]*0.1" office:value-type="currency" office:currency="GBP" office:value="37951.8508677905" calcext:value-type="currency">
            <text:p>£37,951.85</text:p>
          </table:table-cell>
          <table:table-cell table:style-name="ce9" table:formula="of:=[.I6]*0.1" office:value-type="currency" office:currency="GBP" office:value="28331.0566728056" calcext:value-type="currency">
            <text:p>£28,331.06</text:p>
          </table:table-cell>
          <table:table-cell table:style-name="ce9" table:formula="of:=[.J6]*0.1" office:value-type="currency" office:currency="GBP" office:value="26022.075553972" calcext:value-type="currency">
            <text:p>£26,022.08</text:p>
          </table:table-cell>
          <table:table-cell table:style-name="ce9" table:formula="of:=[.K6]*0.1" office:value-type="currency" office:currency="GBP" office:value="18283.1102842207" calcext:value-type="currency">
            <text:p>£18,283.11</text:p>
          </table:table-cell>
          <table:table-cell table:style-name="ce9" table:formula="of:=[.L6]*0.1" office:value-type="currency" office:currency="GBP" office:value="22148.159798305" calcext:value-type="currency">
            <text:p>£22,148.16</text:p>
          </table:table-cell>
          <table:table-cell table:style-name="ce9" table:formula="of:=[.M6]*0.1" office:value-type="currency" office:currency="GBP" office:value="25352.9985211197" calcext:value-type="currency">
            <text:p>£25,353.00</text:p>
          </table:table-cell>
          <table:table-cell table:style-name="ce9" table:formula="of:=[.N6]*0.1" office:value-type="currency" office:currency="GBP" office:value="10625.4416802013" calcext:value-type="currency">
            <text:p>£10,625.44</text:p>
          </table:table-cell>
          <table:table-cell table:style-name="ce9" table:formula="of:=SUM([.C25:.N25])" office:value-type="currency" office:currency="GBP" office:value="339256.355404284" calcext:value-type="currency">
            <text:p>£339,256.36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Credit card fees</text:p>
          </table:table-cell>
          <table:table-cell table:style-name="ce1"/>
          <table:table-cell table:style-name="ce8" table:formula="of:=[.C4]*0.002" office:value-type="currency" office:currency="GBP" office:value="108.6472" calcext:value-type="currency">
            <text:p>£108.65</text:p>
          </table:table-cell>
          <table:table-cell table:style-name="ce8" table:formula="of:=[.D4]*0.002" office:value-type="currency" office:currency="GBP" office:value="151.4541968" calcext:value-type="currency">
            <text:p>£151.45</text:p>
          </table:table-cell>
          <table:table-cell table:style-name="ce8" table:formula="of:=[.E4]*0.002" office:value-type="currency" office:currency="GBP" office:value="871.27055793136" calcext:value-type="currency">
            <text:p>£871.27</text:p>
          </table:table-cell>
          <table:table-cell table:style-name="ce8" table:formula="of:=[.F4]*0.002" office:value-type="currency" office:currency="GBP" office:value="1504.50999943587" calcext:value-type="currency">
            <text:p>£1,504.51</text:p>
          </table:table-cell>
          <table:table-cell table:style-name="ce8" table:formula="of:=[.G4]*0.002" office:value-type="currency" office:currency="GBP" office:value="1457.11793445364" calcext:value-type="currency">
            <text:p>£1,457.12</text:p>
          </table:table-cell>
          <table:table-cell table:style-name="ce8" table:formula="of:=[.H4]*0.002" office:value-type="currency" office:currency="GBP" office:value="910.844420826972" calcext:value-type="currency">
            <text:p>£910.84</text:p>
          </table:table-cell>
          <table:table-cell table:style-name="ce8" table:formula="of:=[.I4]*0.002" office:value-type="currency" office:currency="GBP" office:value="679.945360147335" calcext:value-type="currency">
            <text:p>£679.95</text:p>
          </table:table-cell>
          <table:table-cell table:style-name="ce8" table:formula="of:=[.J4]*0.002" office:value-type="currency" office:currency="GBP" office:value="624.529813295327" calcext:value-type="currency">
            <text:p>£624.53</text:p>
          </table:table-cell>
          <table:table-cell table:style-name="ce8" table:formula="of:=[.K4]*0.002" office:value-type="currency" office:currency="GBP" office:value="438.794646821297" calcext:value-type="currency">
            <text:p>£438.79</text:p>
          </table:table-cell>
          <table:table-cell table:style-name="ce8" table:formula="of:=[.L4]*0.002" office:value-type="currency" office:currency="GBP" office:value="531.555835159319" calcext:value-type="currency">
            <text:p>£531.56</text:p>
          </table:table-cell>
          <table:table-cell table:style-name="ce8" table:formula="of:=[.M4]*0.002" office:value-type="currency" office:currency="GBP" office:value="608.471964506872" calcext:value-type="currency">
            <text:p>£608.47</text:p>
          </table:table-cell>
          <table:table-cell table:style-name="ce8" table:formula="of:=[.N4]*0.002" office:value-type="currency" office:currency="GBP" office:value="255.01060032483" calcext:value-type="currency">
            <text:p>£255.01</text:p>
          </table:table-cell>
          <table:table-cell table:style-name="ce9" table:formula="of:=SUM([.C27:.N27])" office:value-type="currency" office:currency="GBP" office:value="8142.15252970283" calcext:value-type="currency">
            <text:p>£8,142.1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cost of sales</text:p>
          </table:table-cell>
          <table:table-cell/>
          <table:table-cell table:style-name="ce9" table:formula="of:=SUM([.C23:.C28])" office:value-type="currency" office:currency="GBP" office:value="10067.9738666667" calcext:value-type="currency">
            <text:p>£10,067.97</text:p>
          </table:table-cell>
          <table:table-cell table:style-name="ce9" table:formula="of:=SUM([.D23:.D28])" office:value-type="currency" office:currency="GBP" office:value="14034.7555701333" calcext:value-type="currency">
            <text:p>£14,034.76</text:p>
          </table:table-cell>
          <table:table-cell table:style-name="ce9" table:formula="of:=SUM([.E23:.E28])" office:value-type="currency" office:currency="GBP" office:value="80737.738368306" calcext:value-type="currency">
            <text:p>£80,737.74</text:p>
          </table:table-cell>
          <table:table-cell table:style-name="ce9" table:formula="of:=SUM([.F23:.F28])" office:value-type="currency" office:currency="GBP" office:value="139417.926614391" calcext:value-type="currency">
            <text:p>£139,417.93</text:p>
          </table:table-cell>
          <table:table-cell table:style-name="ce9" table:formula="of:=SUM([.G23:.G28])" office:value-type="currency" office:currency="GBP" office:value="135026.261926038" calcext:value-type="currency">
            <text:p>£135,026.26</text:p>
          </table:table-cell>
          <table:table-cell table:style-name="ce9" table:formula="of:=SUM([.H23:.H28])" office:value-type="currency" office:currency="GBP" office:value="84404.916329966" calcext:value-type="currency">
            <text:p>£84,404.92</text:p>
          </table:table-cell>
          <table:table-cell table:style-name="ce9" table:formula="of:=SUM([.I23:.I28])" office:value-type="currency" office:currency="GBP" office:value="63008.2700403197" calcext:value-type="currency">
            <text:p>£63,008.27</text:p>
          </table:table-cell>
          <table:table-cell table:style-name="ce9" table:formula="of:=SUM([.J23:.J28])" office:value-type="currency" office:currency="GBP" office:value="57873.0960320336" calcext:value-type="currency">
            <text:p>£57,873.10</text:p>
          </table:table-cell>
          <table:table-cell table:style-name="ce9" table:formula="of:=SUM([.K23:.K28])" office:value-type="currency" office:currency="GBP" office:value="40661.6372721068" calcext:value-type="currency">
            <text:p>£40,661.64</text:p>
          </table:table-cell>
          <table:table-cell table:style-name="ce9" table:formula="of:=SUM([.L23:.L28])" office:value-type="currency" office:currency="GBP" office:value="49257.5073914302" calcext:value-type="currency">
            <text:p>£49,257.51</text:p>
          </table:table-cell>
          <table:table-cell table:style-name="ce9" table:formula="of:=SUM([.M23:.M28])" office:value-type="currency" office:currency="GBP" office:value="56385.0687109702" calcext:value-type="currency">
            <text:p>£56,385.07</text:p>
          </table:table-cell>
          <table:table-cell table:style-name="ce9" table:formula="of:=SUM([.N23:.N28])" office:value-type="currency" office:currency="GBP" office:value="23630.9822967676" calcext:value-type="currency">
            <text:p>£23,630.98</text:p>
          </table:table-cell>
          <table:table-cell table:style-name="ce9" table:formula="of:=SUM([.C29:.N29])" office:value-type="currency" office:currency="GBP" office:value="754506.134419129" calcext:value-type="currency">
            <text:p>£754,506.13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Operating profit</text:p>
          </table:table-cell>
          <table:table-cell table:style-name="ce7"/>
          <table:table-cell table:style-name="ce11" table:formula="of:=[.C10]-[.C29]" office:value-type="currency" office:currency="GBP" office:value="9397.9828" calcext:value-type="currency">
            <text:p>£9,397.98</text:p>
          </table:table-cell>
          <table:table-cell table:style-name="ce11" table:formula="of:=[.D10]-[.D29]" office:value-type="currency" office:currency="GBP" office:value="13100.7880232" calcext:value-type="currency">
            <text:p>£13,100.79</text:p>
          </table:table-cell>
          <table:table-cell table:style-name="ce11" table:formula="of:=[.E10]-[.E29]" office:value-type="currency" office:currency="GBP" office:value="75364.9032610627" calcext:value-type="currency">
            <text:p>£75,364.90</text:p>
          </table:table-cell>
          <table:table-cell table:style-name="ce11" table:formula="of:=[.F10]-[.F29]" office:value-type="currency" office:currency="GBP" office:value="130140.114951203" calcext:value-type="currency">
            <text:p>£130,140.11</text:p>
          </table:table-cell>
          <table:table-cell table:style-name="ce11" table:formula="of:=[.G10]-[.G29]" office:value-type="currency" office:currency="GBP" office:value="126040.70133024" calcext:value-type="currency">
            <text:p>£126,040.70</text:p>
          </table:table-cell>
          <table:table-cell table:style-name="ce11" table:formula="of:=[.H10]-[.H29]" office:value-type="currency" office:currency="GBP" office:value="78788.0424015331" calcext:value-type="currency">
            <text:p>£78,788.04</text:p>
          </table:table-cell>
          <table:table-cell table:style-name="ce11" table:formula="of:=[.I10]-[.I29]" office:value-type="currency" office:currency="GBP" office:value="58815.2736527445" calcext:value-type="currency">
            <text:p>£58,815.27</text:p>
          </table:table-cell>
          <table:table-cell table:style-name="ce11" table:formula="of:=[.J10]-[.J29]" office:value-type="currency" office:currency="GBP" office:value="54021.8288500458" calcext:value-type="currency">
            <text:p>£54,021.83</text:p>
          </table:table-cell>
          <table:table-cell table:style-name="ce11" table:formula="of:=[.K10]-[.K29]" office:value-type="currency" office:currency="GBP" office:value="37955.7369500422" calcext:value-type="currency">
            <text:p>£37,955.74</text:p>
          </table:table-cell>
          <table:table-cell table:style-name="ce11" table:formula="of:=[.L10]-[.L29]" office:value-type="currency" office:currency="GBP" office:value="45979.5797412811" calcext:value-type="currency">
            <text:p>£45,979.58</text:p>
          </table:table-cell>
          <table:table-cell table:style-name="ce11" table:formula="of:=[.M10]-[.M29]" office:value-type="currency" office:currency="GBP" office:value="52632.8249298445" calcext:value-type="currency">
            <text:p>£52,632.82</text:p>
          </table:table-cell>
          <table:table-cell table:style-name="ce11" table:formula="of:=[.N10]-[.N29]" office:value-type="currency" office:currency="GBP" office:value="22058.4169280978" calcext:value-type="currency">
            <text:p>£22,058.42</text:p>
          </table:table-cell>
          <table:table-cell table:style-name="ce11" table:formula="of:=SUM([.C31:.N31])" office:value-type="currency" office:currency="GBP" office:value="704296.193819295" calcext:value-type="currency">
            <text:p>£704,296.19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ther costs: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">
      <number:currency-symbol>£</number:currency-symbol>
      <number:number number:decimal-places="2" number:min-decimal-places="2" number:min-integer-digits="1" number:grouping="true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1:19:52.2623655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6_20_Forcast" style:display-name="PageStyle_2026 Forca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X86_64 LibreOffice_project/bb3cfa12c7b1bf994ecc5649a80400d06cd71002</meta:generator>
    <dc:date>2026-02-13T11:21:34.782813430</dc:date>
    <meta:editing-duration>PT1M43S</meta:editing-duration>
    <meta:editing-cycles>1</meta:editing-cycles>
    <meta:document-statistic meta:table-count="1" meta:cell-count="290" meta:object-count="0"/>
  </office:meta>
</office:document-meta>
</file>